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3.05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8002" number:language="en" number:country="CA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ffffff"/>
    </style:style>
    <style:style style:name="ce4" style:family="table-cell" style:parent-style-name="Default">
      <style:table-cell-properties fo:background-color="#00cccc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fo:background-color="#00cccc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Excel_20_Built-in_20_Normal">
      <style:table-cell-properties fo:background-color="#ff66ff"/>
      <style:text-properties style:font-name="Calibri" fo:font-size="11pt" fo:font-weight="bold" style:font-size-asian="11pt" style:font-weight-asian="bold" style:font-size-complex="11pt" style:font-weight-complex="bold"/>
    </style:style>
    <style:style style:name="ce7" style:family="table-cell" style:parent-style-name="Excel_20_Built-in_20_Normal">
      <style:table-cell-properties fo:background-color="transparent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8" style:family="table-cell" style:parent-style-name="Excel_20_Built-in_20_Normal">
      <style:text-properties style:font-name="Calibri" fo:font-size="11pt" style:font-size-asian="11pt" style:font-size-complex="11pt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able-cell-properties fo:background-color="#00cccc" style:text-align-source="fix" style:repeat-content="false"/>
      <style:paragraph-properties fo:text-align="center" fo:margin-left="0cm"/>
    </style:style>
    <style:style style:name="ce15" style:family="table-cell" style:parent-style-name="Excel_20_Built-in_20_Normal" style:data-style-name="N8002">
      <style:table-cell-properties fo:background-color="#00cccc"/>
      <style:text-properties fo:color="#000000" style:font-name="Calibri" fo:font-size="11pt" style:font-size-asian="11pt" style:font-size-complex="11pt"/>
    </style:style>
    <style:style style:name="ce16" style:family="table-cell" style:parent-style-name="Excel_20_Built-in_20_Normal" style:data-style-name="N8002">
      <style:table-cell-properties fo:background-color="#ff66ff"/>
      <style:text-properties style:font-name="Calibri" fo:font-size="11pt" style:font-size-asian="11pt" style:font-size-complex="11pt"/>
    </style:style>
    <style:style style:name="ce17" style:family="table-cell" style:parent-style-name="Excel_20_Built-in_20_Normal" style:data-style-name="N8002">
      <style:table-cell-properties fo:background-color="transparent"/>
      <style:text-properties style:font-name="Calibri" fo:font-size="11pt" style:font-size-asian="11pt" style:font-size-complex="11pt"/>
    </style:style>
    <style:style style:name="ce18" style:family="table-cell" style:parent-style-name="Default" style:data-style-name="N2">
      <style:table-cell-properties fo:background-color="#00cccc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22" style:family="table-cell" style:parent-style-name="Default" style:data-style-name="N2">
      <style:table-cell-properties fo:background-color="#00cccc" style:text-align-source="fix" style:repeat-content="false"/>
      <style:paragraph-properties fo:text-align="center" fo:margin-left="0cm"/>
    </style:style>
    <style:style style:name="ce23" style:family="table-cell" style:parent-style-name="Excel_20_Built-in_20_Normal">
      <style:table-cell-properties fo:background-color="#ff66ff"/>
      <style:text-properties style:font-name="Calibri" fo:font-size="11pt" style:font-size-asian="11pt" style:font-size-complex="11pt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]" style:apply-style-name="Untitled1" style:base-cell-address="Sheet1.J2"/>
      <style:map style:condition="cell-content()&gt;[$Sheet1.$I$2]" style:apply-style-name="Untitled2" style:base-cell-address="Sheet1.J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3]" style:apply-style-name="Untitled1" style:base-cell-address="Sheet1.J3"/>
      <style:map style:condition="cell-content()&gt;[$Sheet1.$I$3]" style:apply-style-name="Untitled2" style:base-cell-address="Sheet1.J3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4]" style:apply-style-name="Untitled1" style:base-cell-address="Sheet1.J4"/>
      <style:map style:condition="cell-content()&gt;[$Sheet1.$I$4]" style:apply-style-name="Untitled2" style:base-cell-address="Sheet1.J4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5]" style:apply-style-name="Untitled1" style:base-cell-address="Sheet1.J5"/>
      <style:map style:condition="cell-content()&gt;[$Sheet1.$I$5]" style:apply-style-name="Untitled2" style:base-cell-address="Sheet1.J5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6]" style:apply-style-name="Untitled1" style:base-cell-address="Sheet1.J6"/>
      <style:map style:condition="cell-content()&gt;[$Sheet1.$I$6]" style:apply-style-name="Untitled2" style:base-cell-address="Sheet1.J6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7]" style:apply-style-name="Untitled1" style:base-cell-address="Sheet1.J7"/>
      <style:map style:condition="cell-content()&gt;[$Sheet1.$I$7]" style:apply-style-name="Untitled2" style:base-cell-address="Sheet1.J7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8]" style:apply-style-name="Untitled1" style:base-cell-address="Sheet1.J8"/>
      <style:map style:condition="cell-content()&gt;[$Sheet1.$I$8]" style:apply-style-name="Untitled2" style:base-cell-address="Sheet1.J8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9]" style:apply-style-name="Untitled1" style:base-cell-address="Sheet1.J9"/>
      <style:map style:condition="cell-content()&gt;[$Sheet1.$I$9]" style:apply-style-name="Untitled2" style:base-cell-address="Sheet1.J9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0]" style:apply-style-name="Untitled1" style:base-cell-address="Sheet1.J10"/>
      <style:map style:condition="cell-content()&gt;[$Sheet1.$I$10]" style:apply-style-name="Untitled2" style:base-cell-address="Sheet1.J1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1]" style:apply-style-name="Untitled1" style:base-cell-address="Sheet1.J11"/>
      <style:map style:condition="cell-content()&gt;[$Sheet1.$I$11]" style:apply-style-name="Untitled2" style:base-cell-address="Sheet1.J1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2]" style:apply-style-name="Untitled1" style:base-cell-address="Sheet1.J12"/>
      <style:map style:condition="cell-content()&gt;[$Sheet1.$I$12]" style:apply-style-name="Untitled2" style:base-cell-address="Sheet1.J1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3]" style:apply-style-name="Untitled1" style:base-cell-address="Sheet1.J13"/>
      <style:map style:condition="cell-content()&gt;[$Sheet1.$I$13]" style:apply-style-name="Untitled2" style:base-cell-address="Sheet1.J13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4]" style:apply-style-name="Untitled1" style:base-cell-address="Sheet1.J14"/>
      <style:map style:condition="cell-content()&gt;[$Sheet1.$I$14]" style:apply-style-name="Untitled2" style:base-cell-address="Sheet1.J14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5]" style:apply-style-name="Untitled1" style:base-cell-address="Sheet1.J15"/>
      <style:map style:condition="cell-content()&gt;[$Sheet1.$I$15]" style:apply-style-name="Untitled2" style:base-cell-address="Sheet1.J15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6]" style:apply-style-name="Untitled1" style:base-cell-address="Sheet1.J16"/>
      <style:map style:condition="cell-content()&gt;[$Sheet1.$I$16]" style:apply-style-name="Untitled2" style:base-cell-address="Sheet1.J16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7]" style:apply-style-name="Untitled1" style:base-cell-address="Sheet1.J17"/>
      <style:map style:condition="cell-content()&gt;[$Sheet1.$I$17]" style:apply-style-name="Untitled2" style:base-cell-address="Sheet1.J17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8]" style:apply-style-name="Untitled1" style:base-cell-address="Sheet1.J18"/>
      <style:map style:condition="cell-content()&gt;[$Sheet1.$I$18]" style:apply-style-name="Untitled2" style:base-cell-address="Sheet1.J18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9]" style:apply-style-name="Untitled1" style:base-cell-address="Sheet1.J19"/>
      <style:map style:condition="cell-content()&gt;[$Sheet1.$I$19]" style:apply-style-name="Untitled2" style:base-cell-address="Sheet1.J19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0]" style:apply-style-name="Untitled1" style:base-cell-address="Sheet1.J20"/>
      <style:map style:condition="cell-content()&gt;[$Sheet1.$I$20]" style:apply-style-name="Untitled2" style:base-cell-address="Sheet1.J2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1]" style:apply-style-name="Untitled1" style:base-cell-address="Sheet1.J21"/>
      <style:map style:condition="cell-content()&gt;[$Sheet1.$I$21]" style:apply-style-name="Untitled2" style:base-cell-address="Sheet1.J2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2]" style:apply-style-name="Untitled1" style:base-cell-address="Sheet1.J22"/>
      <style:map style:condition="cell-content()&gt;[$Sheet1.$I$22]" style:apply-style-name="Untitled2" style:base-cell-address="Sheet1.J22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3]" style:apply-style-name="Untitled1" style:base-cell-address="Sheet1.J23"/>
      <style:map style:condition="cell-content()&gt;[$Sheet1.$I$23]" style:apply-style-name="Untitled2" style:base-cell-address="Sheet1.J23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4]" style:apply-style-name="Untitled1" style:base-cell-address="Sheet1.J24"/>
      <style:map style:condition="cell-content()&gt;[$Sheet1.$I$24]" style:apply-style-name="Untitled2" style:base-cell-address="Sheet1.J24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5]" style:apply-style-name="Untitled1" style:base-cell-address="Sheet1.J25"/>
      <style:map style:condition="cell-content()&gt;[$Sheet1.$I$25]" style:apply-style-name="Untitled2" style:base-cell-address="Sheet1.J25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6]" style:apply-style-name="Untitled1" style:base-cell-address="Sheet1.J26"/>
      <style:map style:condition="cell-content()&gt;[$Sheet1.$I$26]" style:apply-style-name="Untitled2" style:base-cell-address="Sheet1.J26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7]" style:apply-style-name="Untitled1" style:base-cell-address="Sheet1.J27"/>
      <style:map style:condition="cell-content()&gt;[$Sheet1.$I$27]" style:apply-style-name="Untitled2" style:base-cell-address="Sheet1.J27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8]" style:apply-style-name="Untitled1" style:base-cell-address="Sheet1.J28"/>
      <style:map style:condition="cell-content()&gt;[$Sheet1.$I$28]" style:apply-style-name="Untitled2" style:base-cell-address="Sheet1.J28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9]" style:apply-style-name="Untitled1" style:base-cell-address="Sheet1.J29"/>
      <style:map style:condition="cell-content()&gt;[$Sheet1.$I$29]" style:apply-style-name="Untitled2" style:base-cell-address="Sheet1.J2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30]" style:apply-style-name="Untitled1" style:base-cell-address="Sheet1.J30"/>
      <style:map style:condition="cell-content()&gt;[$Sheet1.$I$30]" style:apply-style-name="Untitled2" style:base-cell-address="Sheet1.J3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31]" style:apply-style-name="Untitled1" style:base-cell-address="Sheet1.J31"/>
      <style:map style:condition="cell-content()&gt;[$Sheet1.$I$31]" style:apply-style-name="Untitled2" style:base-cell-address="Sheet1.J31"/>
    </style:style>
    <style:style style:name="ce5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ce20"/>
        <table:table-column table:style-name="co5" table:default-cell-style-name="ce11"/>
        <table:table-column table:style-name="co3" table:number-columns-repeated="2" table:default-cell-style-name="Default"/>
        <table:table-column table:style-name="co3" table:default-cell-style-name="ce24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Part</text:p>
          </table:table-cell>
          <table:table-cell table:style-name="ce10" office:value-type="string">
            <text:p>Part Number</text:p>
          </table:table-cell>
          <table:table-cell table:style-name="ce19" office:value-type="string">
            <text:p>needed qty</text:p>
          </table:table-cell>
          <table:table-cell table:style-name="ce19" office:value-type="string">
            <text:p>cost</text:p>
          </table:table-cell>
          <table:table-cell table:style-name="ce19" office:value-type="string">
            <text:p>Purchase qty</text:p>
          </table:table-cell>
          <table:table-cell table:style-name="ce19" office:value-type="string">
            <text:p>per item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brd qty</text:p>
          </table:table-cell>
          <table:table-cell table:style-name="ce19" office:value-type="string">
            <text:p>current stock</text:p>
          </table:table-cell>
          <table:table-cell table:style-name="ce19" office:value-type="string">
            <text:p>total needed</text:p>
          </table:table-cell>
          <table:table-cell table:style-name="ce55" table:number-columns-repeated="2"/>
        </table:table-row>
        <table:table-row table:style-name="ro4">
          <table:table-cell office:value-type="string">
            <text:p>680uf-35v</text:p>
          </table:table-cell>
          <table:table-cell office:value-type="string">
            <text:p>C98216</text:p>
          </table:table-cell>
          <table:table-cell office:value-type="float" office:value="1">
            <text:p>1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table:formula="of:=([.D2]/[.E2])" office:value-type="float" office:value="0.437">
            <text:p>0.437</text:p>
          </table:table-cell>
          <table:table-cell table:formula="of:=([.C2]*[.F2])" office:value-type="float" office:value="0.437">
            <text:p>0.437</text:p>
          </table:table-cell>
          <table:table-cell table:style-name="ce19" office:value-type="float" office:value="0">
            <text:p>0</text:p>
          </table:table-cell>
          <table:table-cell/>
          <table:table-cell table:style-name="ce25" table:formula="of:=([.H2]*[.C2])" office:value-type="float" office:value="0">
            <text:p>0</text:p>
          </table:table-cell>
          <table:table-cell table:style-name="ce2"/>
          <table:table-cell/>
        </table:table-row>
        <table:table-row table:style-name="ro4">
          <table:table-cell office:value-type="string">
            <text:p>220uf-6.3v</text:p>
          </table:table-cell>
          <table:table-cell office:value-type="string">
            <text:p>C401613</text:p>
          </table:table-cell>
          <table:table-cell table:style-name="ce11" office:value-type="float" office:value="1">
            <text:p>1</text:p>
          </table:table-cell>
          <table:table-cell office:value-type="float" office:value="4.39">
            <text:p>4.39</text:p>
          </table:table-cell>
          <table:table-cell office:value-type="float" office:value="30">
            <text:p>30</text:p>
          </table:table-cell>
          <table:table-cell table:formula="of:=([.D3]/[.E3])" office:value-type="float" office:value="0.146333333333333">
            <text:p>0.1463333333</text:p>
          </table:table-cell>
          <table:table-cell table:formula="of:=([.C3]*[.F3])" office:value-type="float" office:value="0.146333333333333">
            <text:p>0.1463333333</text:p>
          </table:table-cell>
          <table:table-cell table:formula="of:=([.H2])" office:value-type="float" office:value="0">
            <text:p>0</text:p>
          </table:table-cell>
          <table:table-cell/>
          <table:table-cell table:style-name="ce26" table:formula="of:=([.H3]*[.C3])" office:value-type="float" office:value="0">
            <text:p>0</text:p>
          </table:table-cell>
          <table:table-cell table:style-name="ce2"/>
          <table:table-cell/>
        </table:table-row>
        <table:table-row table:style-name="ro4">
          <table:table-cell office:value-type="string">
            <text:p>0603 20pf</text:p>
          </table:table-cell>
          <table:table-cell office:value-type="string">
            <text:p>C105621</text:p>
          </table:table-cell>
          <table:table-cell office:value-type="float" office:value="2">
            <text:p>2</text:p>
          </table:table-cell>
          <table:table-cell office:value-type="float" office:value="2.05">
            <text:p>2.05</text:p>
          </table:table-cell>
          <table:table-cell office:value-type="float" office:value="500">
            <text:p>500</text:p>
          </table:table-cell>
          <table:table-cell table:formula="of:=([.D4]/[.E4])" office:value-type="float" office:value="0.0041">
            <text:p>0.0041</text:p>
          </table:table-cell>
          <table:table-cell table:formula="of:=([.C4]*[.F4])" office:value-type="float" office:value="0.0082">
            <text:p>0.0082</text:p>
          </table:table-cell>
          <table:table-cell table:formula="of:=([.H2])" office:value-type="float" office:value="0">
            <text:p>0</text:p>
          </table:table-cell>
          <table:table-cell/>
          <table:table-cell table:style-name="ce27" table:formula="of:=([.H4]*[.C4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4.7uF</text:p>
          </table:table-cell>
          <table:table-cell office:value-type="string">
            <text:p>C152930</text:p>
          </table:table-cell>
          <table:table-cell office:value-type="float" office:value="1">
            <text:p>1</text:p>
          </table:table-cell>
          <table:table-cell office:value-type="float" office:value="3.92">
            <text:p>3.92</text:p>
          </table:table-cell>
          <table:table-cell office:value-type="float" office:value="200">
            <text:p>200</text:p>
          </table:table-cell>
          <table:table-cell table:formula="of:=([.D5]/[.E5])" office:value-type="float" office:value="0.0196">
            <text:p>0.0196</text:p>
          </table:table-cell>
          <table:table-cell table:formula="of:=([.C5]*[.F5])" office:value-type="float" office:value="0.0196">
            <text:p>0.0196</text:p>
          </table:table-cell>
          <table:table-cell table:formula="of:=([.H2])" office:value-type="float" office:value="0">
            <text:p>0</text:p>
          </table:table-cell>
          <table:table-cell/>
          <table:table-cell table:style-name="ce28" table:formula="of:=([.H5]*[.C5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22nf</text:p>
          </table:table-cell>
          <table:table-cell office:value-type="string">
            <text:p>C302044</text:p>
          </table:table-cell>
          <table:table-cell office:value-type="float" office:value="1">
            <text:p>1</text:p>
          </table:table-cell>
          <table:table-cell office:value-type="float" office:value="3.55">
            <text:p>3.55</text:p>
          </table:table-cell>
          <table:table-cell office:value-type="float" office:value="500">
            <text:p>500</text:p>
          </table:table-cell>
          <table:table-cell table:formula="of:=([.D6]/[.E6])" office:value-type="float" office:value="0.0071">
            <text:p>0.0071</text:p>
          </table:table-cell>
          <table:table-cell table:formula="of:=([.C6]*[.F6])" office:value-type="float" office:value="0.0071">
            <text:p>0.0071</text:p>
          </table:table-cell>
          <table:table-cell table:formula="of:=([.H2])" office:value-type="float" office:value="0">
            <text:p>0</text:p>
          </table:table-cell>
          <table:table-cell/>
          <table:table-cell table:style-name="ce29" table:formula="of:=([.H6]*[.C6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10nf</text:p>
          </table:table-cell>
          <table:table-cell office:value-type="string">
            <text:p>C141077</text:p>
          </table:table-cell>
          <table:table-cell office:value-type="float" office:value="2">
            <text:p>2</text:p>
          </table:table-cell>
          <table:table-cell office:value-type="float" office:value="4.6">
            <text:p>4.6</text:p>
          </table:table-cell>
          <table:table-cell office:value-type="float" office:value="500">
            <text:p>500</text:p>
          </table:table-cell>
          <table:table-cell table:formula="of:=([.D7]/[.E7])" office:value-type="float" office:value="0.0092">
            <text:p>0.0092</text:p>
          </table:table-cell>
          <table:table-cell table:formula="of:=([.C7]*[.F7])" office:value-type="float" office:value="0.0184">
            <text:p>0.0184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0" table:formula="of:=([.H7]*[.C7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100nf</text:p>
          </table:table-cell>
          <table:table-cell office:value-type="string">
            <text:p>C83060</text:p>
          </table:table-cell>
          <table:table-cell office:value-type="float" office:value="8">
            <text:p>8</text:p>
          </table:table-cell>
          <table:table-cell office:value-type="float" office:value="1.6">
            <text:p>1.6</text:p>
          </table:table-cell>
          <table:table-cell office:value-type="float" office:value="500">
            <text:p>500</text:p>
          </table:table-cell>
          <table:table-cell table:formula="of:=([.D8]/[.E8])" office:value-type="float" office:value="0.0032">
            <text:p>0.0032</text:p>
          </table:table-cell>
          <table:table-cell table:formula="of:=([.C8]*[.F8])" office:value-type="float" office:value="0.0256">
            <text:p>0.0256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1" table:formula="of:=([.H8]*[.C8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buttons</text:p>
          </table:table-cell>
          <table:table-cell office:value-type="string">
            <text:p>C410373</text:p>
          </table:table-cell>
          <table:table-cell office:value-type="float" office:value="2">
            <text:p>2</text:p>
          </table:table-cell>
          <table:table-cell office:value-type="float" office:value="6.12">
            <text:p>6.12</text:p>
          </table:table-cell>
          <table:table-cell office:value-type="float" office:value="100">
            <text:p>100</text:p>
          </table:table-cell>
          <table:table-cell table:formula="of:=([.D9]/[.E9])" office:value-type="float" office:value="0.0612">
            <text:p>0.0612</text:p>
          </table:table-cell>
          <table:table-cell table:formula="of:=([.C9]*[.F9])" office:value-type="float" office:value="0.1224">
            <text:p>0.1224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2" table:formula="of:=([.H9]*[.C9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Ethernet connector</text:p>
          </table:table-cell>
          <table:table-cell office:value-type="string">
            <text:p>C91754</text:p>
          </table:table-cell>
          <table:table-cell office:value-type="float" office:value="1">
            <text:p>1</text:p>
          </table:table-cell>
          <table:table-cell office:value-type="float" office:value="4.03">
            <text:p>4.03</text:p>
          </table:table-cell>
          <table:table-cell office:value-type="float" office:value="1">
            <text:p>1</text:p>
          </table:table-cell>
          <table:table-cell table:formula="of:=([.D10]/[.E10])" office:value-type="float" office:value="4.03">
            <text:p>4.03</text:p>
          </table:table-cell>
          <table:table-cell table:formula="of:=([.C10]*[.F10])" office:value-type="float" office:value="4.03">
            <text:p>4.03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3" table:formula="of:=([.H10]*[.C10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25mhz crystal</text:p>
          </table:table-cell>
          <table:table-cell office:value-type="string">
            <text:p>C258949</text:p>
          </table:table-cell>
          <table:table-cell office:value-type="float" office:value="1">
            <text:p>1</text:p>
          </table:table-cell>
          <table:table-cell office:value-type="float" office:value="6.09">
            <text:p>6.09</text:p>
          </table:table-cell>
          <table:table-cell office:value-type="float" office:value="50">
            <text:p>50</text:p>
          </table:table-cell>
          <table:table-cell table:formula="of:=([.D11]/[.E11])" office:value-type="float" office:value="0.1218">
            <text:p>0.1218</text:p>
          </table:table-cell>
          <table:table-cell table:formula="of:=([.C11]*[.F11])" office:value-type="float" office:value="0.1218">
            <text:p>0.1218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4" table:formula="of:=([.H11]*[.C11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esp12F</text:p>
          </table:table-cell>
          <table:table-cell office:value-type="string">
            <text:p>C82891</text:p>
          </table:table-cell>
          <table:table-cell office:value-type="float" office:value="1">
            <text:p>1</text:p>
          </table:table-cell>
          <table:table-cell office:value-type="float" office:value="20.36">
            <text:p>20.36</text:p>
          </table:table-cell>
          <table:table-cell office:value-type="float" office:value="10">
            <text:p>10</text:p>
          </table:table-cell>
          <table:table-cell table:formula="of:=([.D12]/[.E12])" office:value-type="float" office:value="2.036">
            <text:p>2.036</text:p>
          </table:table-cell>
          <table:table-cell table:formula="of:=([.C12]*[.F12])" office:value-type="float" office:value="2.036">
            <text:p>2.036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5" table:formula="of:=([.H12]*[.C12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LM2596s-3.3</text:p>
          </table:table-cell>
          <table:table-cell office:value-type="string">
            <text:p>C347420</text:p>
          </table:table-cell>
          <table:table-cell office:value-type="float" office:value="1">
            <text:p>1</text:p>
          </table:table-cell>
          <table:table-cell office:value-type="float" office:value="7.11">
            <text:p>7.11</text:p>
          </table:table-cell>
          <table:table-cell office:value-type="float" office:value="10">
            <text:p>10</text:p>
          </table:table-cell>
          <table:table-cell table:formula="of:=([.D13]/[.E13])" office:value-type="float" office:value="0.711">
            <text:p>0.711</text:p>
          </table:table-cell>
          <table:table-cell table:formula="of:=([.C13]*[.F13])" office:value-type="float" office:value="0.711">
            <text:p>0.711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6" table:formula="of:=([.H13]*[.C13])" office:value-type="float" office:value="0">
            <text:p>0</text:p>
          </table:table-cell>
          <table:table-cell table:style-name="ce2"/>
          <table:table-cell/>
        </table:table-row>
        <table:table-row table:style-name="ro4">
          <table:table-cell office:value-type="string">
            <text:p>6pin IDC</text:p>
          </table:table-cell>
          <table:table-cell office:value-type="string">
            <text:p>C132438</text:p>
          </table:table-cell>
          <table:table-cell office:value-type="float" office:value="1">
            <text:p>1</text:p>
          </table:table-cell>
          <table:table-cell office:value-type="float" office:value="7.95">
            <text:p>7.95</text:p>
          </table:table-cell>
          <table:table-cell office:value-type="float" office:value="50">
            <text:p>50</text:p>
          </table:table-cell>
          <table:table-cell table:formula="of:=([.D14]/[.E14])" office:value-type="float" office:value="0.159">
            <text:p>0.159</text:p>
          </table:table-cell>
          <table:table-cell table:formula="of:=([.C14]*[.F14])" office:value-type="float" office:value="0.159">
            <text:p>0.159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7" table:formula="of:=([.H14]*[.C14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4pin jst sh</text:p>
          </table:table-cell>
          <table:table-cell office:value-type="string">
            <text:p>C145956</text:p>
          </table:table-cell>
          <table:table-cell office:value-type="float" office:value="2">
            <text:p>2</text:p>
          </table:table-cell>
          <table:table-cell office:value-type="float" office:value="6.4">
            <text:p>6.4</text:p>
          </table:table-cell>
          <table:table-cell office:value-type="float" office:value="120">
            <text:p>120</text:p>
          </table:table-cell>
          <table:table-cell table:formula="of:=([.D15]/[.E15])" office:value-type="float" office:value="0.0533333333333333">
            <text:p>0.0533333333</text:p>
          </table:table-cell>
          <table:table-cell table:formula="of:=([.C15]*[.F15])" office:value-type="float" office:value="0.106666666666667">
            <text:p>0.1066666667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8" table:formula="of:=([.H15]*[.C15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2.1mm power jack</text:p>
          </table:table-cell>
          <table:table-cell office:value-type="string">
            <text:p>C319099 </text:p>
          </table:table-cell>
          <table:table-cell office:value-type="float" office:value="1">
            <text:p>1</text:p>
          </table:table-cell>
          <table:table-cell office:value-type="float" office:value="3.95">
            <text:p>3.95</text:p>
          </table:table-cell>
          <table:table-cell office:value-type="float" office:value="50">
            <text:p>50</text:p>
          </table:table-cell>
          <table:table-cell table:formula="of:=([.D16]/[.E16])" office:value-type="float" office:value="0.079">
            <text:p>0.079</text:p>
          </table:table-cell>
          <table:table-cell table:formula="of:=([.C16]*[.F16])" office:value-type="float" office:value="0.079">
            <text:p>0.079</text:p>
          </table:table-cell>
          <table:table-cell table:formula="of:=([.H2])" office:value-type="float" office:value="0">
            <text:p>0</text:p>
          </table:table-cell>
          <table:table-cell/>
          <table:table-cell table:style-name="ce39" table:formula="of:=([.H16]*[.C16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w5500 Ethernet IC</text:p>
          </table:table-cell>
          <table:table-cell office:value-type="string">
            <text:p>C32843</text:p>
          </table:table-cell>
          <table:table-cell office:value-type="float" office:value="1">
            <text:p>1</text:p>
          </table:table-cell>
          <table:table-cell office:value-type="float" office:value="7.94">
            <text:p>7.94</text:p>
          </table:table-cell>
          <table:table-cell office:value-type="float" office:value="1">
            <text:p>1</text:p>
          </table:table-cell>
          <table:table-cell table:formula="of:=([.D17]/[.E17])" office:value-type="float" office:value="7.94">
            <text:p>7.94</text:p>
          </table:table-cell>
          <table:table-cell table:formula="of:=([.C17]*[.F17])" office:value-type="float" office:value="7.94">
            <text:p>7.94</text:p>
          </table:table-cell>
          <table:table-cell table:formula="of:=([.H2])" office:value-type="float" office:value="0">
            <text:p>0</text:p>
          </table:table-cell>
          <table:table-cell/>
          <table:table-cell table:style-name="ce40" table:formula="of:=([.H17]*[.C17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PMEG4050EP Diode</text:p>
          </table:table-cell>
          <table:table-cell office:value-type="string">
            <text:p>C96235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office:value-type="float" office:value="10">
            <text:p>10</text:p>
          </table:table-cell>
          <table:table-cell table:formula="of:=([.D18]/[.E18])" office:value-type="float" office:value="0.27">
            <text:p>0.27</text:p>
          </table:table-cell>
          <table:table-cell table:formula="of:=([.C18]*[.F18])" office:value-type="float" office:value="0.27">
            <text:p>0.27</text:p>
          </table:table-cell>
          <table:table-cell table:formula="of:=([.H3])" office:value-type="float" office:value="0">
            <text:p>0</text:p>
          </table:table-cell>
          <table:table-cell/>
          <table:table-cell table:style-name="ce41" table:formula="of:=([.H18]*[.C18])" office:value-type="float" office:value="0">
            <text:p>0</text:p>
          </table:table-cell>
          <table:table-cell table:style-name="ce2"/>
          <table:table-cell/>
        </table:table-row>
        <table:table-row table:style-name="ro4">
          <table:table-cell office:value-type="string">
            <text:p>330mt inductor</text:p>
          </table:table-cell>
          <table:table-cell office:value-type="string">
            <text:p>C9400 </text:p>
          </table:table-cell>
          <table:table-cell office:value-type="float" office:value="1">
            <text:p>1</text:p>
          </table:table-cell>
          <table:table-cell office:value-type="float" office:value="5.43">
            <text:p>5.43</text:p>
          </table:table-cell>
          <table:table-cell office:value-type="float" office:value="30">
            <text:p>30</text:p>
          </table:table-cell>
          <table:table-cell table:formula="of:=([.D19]/[.E19])" office:value-type="float" office:value="0.181">
            <text:p>0.181</text:p>
          </table:table-cell>
          <table:table-cell table:formula="of:=([.C19]*[.F19])" office:value-type="float" office:value="0.181">
            <text:p>0.181</text:p>
          </table:table-cell>
          <table:table-cell table:formula="of:=([.H3])" office:value-type="float" office:value="0">
            <text:p>0</text:p>
          </table:table-cell>
          <table:table-cell/>
          <table:table-cell table:style-name="ce42" table:formula="of:=([.H19]*[.C19])" office:value-type="float" office:value="0">
            <text:p>0</text:p>
          </table:table-cell>
          <table:table-cell table:style-name="ce2"/>
          <table:table-cell/>
        </table:table-row>
        <table:table-row table:style-name="ro4">
          <table:table-cell office:value-type="string">
            <text:p>2x2 pin header</text:p>
          </table:table-cell>
          <table:table-cell office:value-type="string">
            <text:p>C492419</text:p>
          </table:table-cell>
          <table:table-cell office:value-type="float" office:value="1">
            <text:p>1</text:p>
          </table:table-cell>
          <table:table-cell office:value-type="float" office:value="4.14">
            <text:p>4.14</text:p>
          </table:table-cell>
          <table:table-cell office:value-type="float" office:value="200">
            <text:p>200</text:p>
          </table:table-cell>
          <table:table-cell table:formula="of:=([.D20]/[.E20])" office:value-type="float" office:value="0.0207">
            <text:p>0.0207</text:p>
          </table:table-cell>
          <table:table-cell table:formula="of:=([.C20]*[.F20])" office:value-type="float" office:value="0.0207">
            <text:p>0.0207</text:p>
          </table:table-cell>
          <table:table-cell table:formula="of:=([.H3])" office:value-type="float" office:value="0">
            <text:p>0</text:p>
          </table:table-cell>
          <table:table-cell/>
          <table:table-cell table:style-name="ce43" table:formula="of:=([.H20]*[.C20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1x3 pin header</text:p>
          </table:table-cell>
          <table:table-cell office:value-type="string">
            <text:p>C213447 </text:p>
          </table:table-cell>
          <table:table-cell office:value-type="float" office:value="1">
            <text:p>1</text:p>
          </table:table-cell>
          <table:table-cell office:value-type="float" office:value="2.56">
            <text:p>2.56</text:p>
          </table:table-cell>
          <table:table-cell office:value-type="float" office:value="1500">
            <text:p>1500</text:p>
          </table:table-cell>
          <table:table-cell table:formula="of:=([.D21]/[.E21])" office:value-type="float" office:value="0.00170666666666667">
            <text:p>0.0017066667</text:p>
          </table:table-cell>
          <table:table-cell table:formula="of:=([.C21]*[.F21])" office:value-type="float" office:value="0.00170666666666667">
            <text:p>0.0017066667</text:p>
          </table:table-cell>
          <table:table-cell table:formula="of:=([.H3])" office:value-type="float" office:value="0">
            <text:p>0</text:p>
          </table:table-cell>
          <table:table-cell/>
          <table:table-cell table:style-name="ce44" table:formula="of:=([.H21]*[.C21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resistor 10ohm</text:p>
          </table:table-cell>
          <table:table-cell office:value-type="string">
            <text:p>C10322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office:value-type="float" office:value="1000">
            <text:p>1000</text:p>
          </table:table-cell>
          <table:table-cell table:formula="of:=([.D22]/[.E22])" office:value-type="float" office:value="0.0017">
            <text:p>0.0017</text:p>
          </table:table-cell>
          <table:table-cell table:formula="of:=([.C22]*[.F22])" office:value-type="float" office:value="0.0017">
            <text:p>0.0017</text:p>
          </table:table-cell>
          <table:table-cell table:formula="of:=([.H3])" office:value-type="float" office:value="0">
            <text:p>0</text:p>
          </table:table-cell>
          <table:table-cell/>
          <table:table-cell table:style-name="ce45" table:formula="of:=([.H22]*[.C22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resistor 49.9ohm</text:p>
          </table:table-cell>
          <table:table-cell office:value-type="string">
            <text:p>C103679 </text:p>
          </table:table-cell>
          <table:table-cell office:value-type="float" office:value="4">
            <text:p>4</text:p>
          </table:table-cell>
          <table:table-cell office:value-type="float" office:value="1.7">
            <text:p>1.7</text:p>
          </table:table-cell>
          <table:table-cell office:value-type="float" office:value="1000">
            <text:p>1000</text:p>
          </table:table-cell>
          <table:table-cell table:formula="of:=([.D23]/[.E23])" office:value-type="float" office:value="0.0017">
            <text:p>0.0017</text:p>
          </table:table-cell>
          <table:table-cell table:formula="of:=([.C23]*[.F23])" office:value-type="float" office:value="0.0068">
            <text:p>0.0068</text:p>
          </table:table-cell>
          <table:table-cell table:formula="of:=([.H3])" office:value-type="float" office:value="0">
            <text:p>0</text:p>
          </table:table-cell>
          <table:table-cell/>
          <table:table-cell table:style-name="ce46" table:formula="of:=([.H23]*[.C23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resistor 470 ohm</text:p>
          </table:table-cell>
          <table:table-cell office:value-type="string">
            <text:p>C25241 </text:p>
          </table:table-cell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office:value-type="float" office:value="1000">
            <text:p>1000</text:p>
          </table:table-cell>
          <table:table-cell table:formula="of:=([.D24]/[.E24])" office:value-type="float" office:value="0.0011">
            <text:p>0.0011</text:p>
          </table:table-cell>
          <table:table-cell table:formula="of:=([.C24]*[.F24])" office:value-type="float" office:value="0.0033">
            <text:p>0.0033</text:p>
          </table:table-cell>
          <table:table-cell table:formula="of:=([.H3])" office:value-type="float" office:value="0">
            <text:p>0</text:p>
          </table:table-cell>
          <table:table-cell/>
          <table:table-cell table:style-name="ce47" table:formula="of:=([.H24]*[.C24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resistor 10k</text:p>
          </table:table-cell>
          <table:table-cell office:value-type="string">
            <text:p>C103199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000">
            <text:p>1000</text:p>
          </table:table-cell>
          <table:table-cell table:formula="of:=([.D25]/[.E25])" office:value-type="float" office:value="0.0017">
            <text:p>0.0017</text:p>
          </table:table-cell>
          <table:table-cell table:formula="of:=([.C25]*[.F25])" office:value-type="float" office:value="0.0034">
            <text:p>0.0034</text:p>
          </table:table-cell>
          <table:table-cell table:formula="of:=([.H3])" office:value-type="float" office:value="0">
            <text:p>0</text:p>
          </table:table-cell>
          <table:table-cell/>
          <table:table-cell table:style-name="ce48" table:formula="of:=([.H25]*[.C25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resistor 12.4k</text:p>
          </table:table-cell>
          <table:table-cell office:value-type="string">
            <text:p>C2694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formula="of:=([.D26]/[.E26])" office:value-type="float" office:value="0.003">
            <text:p>0.003</text:p>
          </table:table-cell>
          <table:table-cell table:formula="of:=([.C26]*[.F26])" office:value-type="float" office:value="0.003">
            <text:p>0.003</text:p>
          </table:table-cell>
          <table:table-cell table:formula="of:=([.H3])" office:value-type="float" office:value="0">
            <text:p>0</text:p>
          </table:table-cell>
          <table:table-cell/>
          <table:table-cell table:style-name="ce49" table:formula="of:=([.H26]*[.C26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0603 resistor 1M</text:p>
          </table:table-cell>
          <table:table-cell office:value-type="string">
            <text:p>C328343</text:p>
          </table:table-cell>
          <table:table-cell office:value-type="float" office:value="1">
            <text:p>1</text:p>
          </table:table-cell>
          <table:table-cell office:value-type="float" office:value="2.9">
            <text:p>2.9</text:p>
          </table:table-cell>
          <table:table-cell office:value-type="float" office:value="1000">
            <text:p>1000</text:p>
          </table:table-cell>
          <table:table-cell table:formula="of:=([.D27]/[.E27])" office:value-type="float" office:value="0.0029">
            <text:p>0.0029</text:p>
          </table:table-cell>
          <table:table-cell table:formula="of:=([.C27]*[.F27])" office:value-type="float" office:value="0.0029">
            <text:p>0.0029</text:p>
          </table:table-cell>
          <table:table-cell table:formula="of:=([.H3])" office:value-type="float" office:value="0">
            <text:p>0</text:p>
          </table:table-cell>
          <table:table-cell/>
          <table:table-cell table:style-name="ce50" table:formula="of:=([.H27]*[.C27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sistor network 10k</text:p>
          </table:table-cell>
          <table:table-cell office:value-type="string">
            <text:p>C29718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500">
            <text:p>500</text:p>
          </table:table-cell>
          <table:table-cell table:formula="of:=([.D28]/[.E28])" office:value-type="float" office:value="0.0064">
            <text:p>0.0064</text:p>
          </table:table-cell>
          <table:table-cell table:formula="of:=([.C28]*[.F28])" office:value-type="float" office:value="0.0256">
            <text:p>0.0256</text:p>
          </table:table-cell>
          <table:table-cell table:formula="of:=([.H3])" office:value-type="float" office:value="0">
            <text:p>0</text:p>
          </table:table-cell>
          <table:table-cell/>
          <table:table-cell table:style-name="ce51" table:formula="of:=([.H28]*[.C28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1uH 250mA 0805</text:p>
          </table:table-cell>
          <table:table-cell office:value-type="string">
            <text:p>C98325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  <table:table-cell office:value-type="float" office:value="20">
            <text:p>20</text:p>
          </table:table-cell>
          <table:table-cell table:formula="of:=([.D29]/[.E29])" office:value-type="float" office:value="0.0645">
            <text:p>0.0645</text:p>
          </table:table-cell>
          <table:table-cell table:formula="of:=([.C29]*[.F29])" office:value-type="float" office:value="0.0645">
            <text:p>0.0645</text:p>
          </table:table-cell>
          <table:table-cell table:formula="of:=([.H4])" office:value-type="float" office:value="0">
            <text:p>0</text:p>
          </table:table-cell>
          <table:table-cell/>
          <table:table-cell table:style-name="ce52" table:formula="of:=([.H29]*[.C29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10uF tant capacitor</text:p>
          </table:table-cell>
          <table:table-cell office:value-type="string">
            <text:p>C127946</text:p>
          </table:table-cell>
          <table:table-cell office:value-type="float" office:value="1">
            <text:p>1</text:p>
          </table:table-cell>
          <table:table-cell office:value-type="float" office:value="3.71">
            <text:p>3.71</text:p>
          </table:table-cell>
          <table:table-cell office:value-type="float" office:value="50">
            <text:p>50</text:p>
          </table:table-cell>
          <table:table-cell table:formula="of:=([.D30]/[.E30])" office:value-type="float" office:value="0.0742">
            <text:p>0.0742</text:p>
          </table:table-cell>
          <table:table-cell table:formula="of:=([.C30]*[.F30])" office:value-type="float" office:value="0.0742">
            <text:p>0.0742</text:p>
          </table:table-cell>
          <table:table-cell table:formula="of:=([.H5])" office:value-type="float" office:value="0">
            <text:p>0</text:p>
          </table:table-cell>
          <table:table-cell/>
          <table:table-cell table:style-name="ce53" table:formula="of:=([.H30]*[.C30])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sk6812</text:p>
          </table:table-cell>
          <table:table-cell/>
          <table:table-cell office:value-type="float" office:value="1">
            <text:p>1</text:p>
          </table:table-cell>
          <table:table-cell office:value-type="float" office:value="57.54">
            <text:p>57.54</text:p>
          </table:table-cell>
          <table:table-cell office:value-type="float" office:value="500">
            <text:p>500</text:p>
          </table:table-cell>
          <table:table-cell table:formula="of:=([.D31]/[.E31])" office:value-type="float" office:value="0.11508">
            <text:p>0.11508</text:p>
          </table:table-cell>
          <table:table-cell table:formula="of:=([.C31]*[.F31])" office:value-type="float" office:value="0.11508">
            <text:p>0.11508</text:p>
          </table:table-cell>
          <table:table-cell table:formula="of:=([.H6])" office:value-type="float" office:value="0">
            <text:p>0</text:p>
          </table:table-cell>
          <table:table-cell/>
          <table:table-cell table:style-name="ce54" table:formula="of:=([.H31]*[.C31])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POE module</text:p>
          </table:table-cell>
          <table:table-cell/>
          <table:table-cell office:value-type="float" office:value="1">
            <text:p>1</text:p>
          </table:table-cell>
          <table:table-cell office:value-type="float" office:value="31.54">
            <text:p>31.54</text:p>
          </table:table-cell>
          <table:table-cell office:value-type="float" office:value="5">
            <text:p>5</text:p>
          </table:table-cell>
          <table:table-cell table:formula="of:=([.D32]/[.E32])" office:value-type="float" office:value="6.308">
            <text:p>6.308</text:p>
          </table:table-cell>
          <table:table-cell table:formula="of:=([.C32]*[.F32])" office:value-type="float" office:value="6.308">
            <text:p>6.308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PCB's</text:p>
          </table:table-cell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formula="of:=([.D33]/[.E33])" office:value-type="float" office:value="6.5">
            <text:p>6.5</text:p>
          </table:table-cell>
          <table:table-cell table:formula="of:=([.C33]*[.F33])" office:value-type="float" office:value="6.5">
            <text:p>6.5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SUM([.C4:.C33])" office:value-type="float" office:value="50">
            <text:p>50</text:p>
          </table:table-cell>
          <table:table-cell table:style-name="Default"/>
          <table:table-cell table:style-name="ce20" table:formula="of:=SUM([.E4:.E33])" office:value-type="float" office:value="11417">
            <text:p>11417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>
            <text:p>room8266</text:p>
          </table:table-cell>
          <table:table-cell table:style-name="ce11" table:number-columns-repeated="2"/>
          <table:table-cell table:style-name="ce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/>
          <table:table-cell table:style-name="ce12"/>
          <table:table-cell table:style-name="ce21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total creates %</text:p>
          </table:table-cell>
          <table:table-cell table:style-name="Default" office:value-type="string">
            <text:p>% creates tota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4" office:value-type="string">
            <text:p>Total</text:p>
          </table:table-cell>
          <table:table-cell table:style-name="ce13" office:value-type="float" office:value="100">
            <text:p>100</text:p>
          </table:table-cell>
          <table:table-cell table:style-name="ce22" table:formula="of:=([.B45]*[.C42])+[.B45]" office:value-type="float" office:value="77.4149826666667">
            <text:p>77.4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4" office:value-type="string">
            <text:p>Markup</text:p>
          </table:table-cell>
          <table:table-cell table:style-name="ce14" table:formula="of:=([.B41]-[.B45])/[.B45]" office:value-type="percentage" office:value="0.679261501094095">
            <text:p>67.93%</text:p>
          </table:table-cell>
          <table:table-cell table:style-name="ce14" office:value-type="percentage" office:value="0.3">
            <text:p>30.00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5" office:value-type="string">
            <text:p>board cost</text:p>
          </table:table-cell>
          <table:table-cell table:style-name="ce15" table:formula="of:=SUM([.B49:.B51])" office:value-type="float" office:value="59.5499866666667">
            <text:p>59.55</text:p>
          </table:table-cell>
          <table:table-cell table:style-name="ce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6" office:value-type="string">
            <text:p>purchase cost</text:p>
          </table:table-cell>
          <table:table-cell table:style-name="ce16" table:formula="of:=SUM([.C49:.C51])" office:value-type="float" office:value="283.64">
            <text:p>283.64</text:p>
          </table:table-cell>
          <table:table-cell table:style-name="ce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7"/>
          <table:table-cell table:style-name="ce17"/>
          <table:table-cell table:style-name="ce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8"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9" office:value-type="string">
            <text:p>Shop 1 (pcb's)</text:p>
          </table:table-cell>
          <table:table-cell table:style-name="ce18" table:formula="of:=SUM([.G33])" office:value-type="float" office:value="6.5">
            <text:p>6.50</text:p>
          </table:table-cell>
          <table:table-cell table:style-name="ce23" table:formula="of:=SUM([.D33])" office:value-type="float" office:value="65">
            <text:p>6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Shop 2 (aliexpress)</text:p>
          </table:table-cell>
          <table:table-cell table:style-name="ce18" table:formula="of:=SUM([.G31:.G32])" office:value-type="float" office:value="6.42308">
            <text:p>6.42</text:p>
          </table:table-cell>
          <table:table-cell table:style-name="ce23" table:formula="of:=SUM([.D31:.D32])" office:value-type="float" office:value="89.08">
            <text:p>89.0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Shop 3 (lcsc)</text:p>
          </table:table-cell>
          <table:table-cell table:style-name="ce18" table:formula="of:=SUM([.G2:.G30])+30" office:value-type="float" office:value="46.6269066666667">
            <text:p>46.63</text:p>
          </table:table-cell>
          <table:table-cell table:style-name="ce23" table:formula="of:=SUM([.D2:.D30])" office:value-type="float" office:value="129.56">
            <text:p>129.5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  </number:text>
    </number:number-style>
    <number:number-style style:name="N116">
      <number:text>-</number:text>
      <number:number number: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  </number:text>
    </number:number-style>
    <number:number-style style:name="N119">
      <number:text>-</number:text>
      <number:number number: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number-style style:name="N122">
      <number:scientific-number number:decimal-places="1" number:min-integer-digits="1" number:min-exponent-digits="1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">
      <number:number number:decimal-places="2" number:min-integer-digits="1" number:grouping="true"/>
      <number:text> €</number:text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integer-digits="1" number:grouping="true"/>
      <number:text> € </number:text>
    </number:number-style>
    <number:number-style style:name="N140P2" style:volatile="true">
      <number:text> -</number:text>
      <number:number number: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integer-digits="6"/>
    </number:number-style>
    <number:number-style style:name="N146">
      <number:text>Edit Time</number:text>
    </number:number-style>
    <number:currency-style style:name="N14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8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52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52P0"/>
    </number:currency-style>
    <number:currency-style style:name="N15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4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6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6P0"/>
    </number:currency-style>
    <number:currency-style style:name="N15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7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7P0"/>
    </number:currency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60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60P0"/>
    </number:currency-style>
    <number:currency-style style:name="N16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1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1P0"/>
    </number:currency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-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">
      <number:text>-</number:text>
      <number:number number:decimal-places="2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DM</number:text>
    </number:number-style>
    <number:number-style style:name="N169">
      <number:text>-</number:text>
      <number:number number:decimal-places="0" number:min-integer-digits="1" number:grouping="true"/>
      <number:text> DM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DM</number:text>
    </number:number-style>
    <number:number-style style:name="N17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DM</number:text>
    </number:number-style>
    <number:number-style style:name="N172">
      <number:text>-</number:text>
      <number:number number:decimal-places="2" number:min-integer-digits="1" number:grouping="true"/>
      <number:text> DM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DM</number:text>
    </number:number-style>
    <number:number-style style:name="N173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0" number:min-integer-digits="1" number:grouping="true"/>
      <number:text> DM</number:text>
    </number:number-style>
    <number:number-style style:name="N175P1" style:volatile="true">
      <number:text>-</number:text>
      <number:number number:decimal-places="0" number:min-integer-digits="1" number:grouping="true"/>
      <number:text> DM</number:text>
    </number:number-style>
    <number:number-style style:name="N175">
      <number:text>- DM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">
      <number:text>- 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number number:decimal-places="2" number:min-integer-digits="1" number:grouping="true"/>
      <number:text> DM</number:text>
    </number:number-style>
    <number:number-style style:name="N179P1" style:volatile="true">
      <number:text>-</number:text>
      <number:number number:decimal-places="2" number:min-integer-digits="1" number:grouping="true"/>
      <number:text> DM</number:text>
    </number:number-style>
    <number:number-style style:name="N179">
      <number:text>-</number:text>
      <number:number number:decimal-places="0" number:min-integer-digits="0"/>
      <number:text> DM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">
      <number:text>-</number:text>
      <number:number number:decimal-places="0" number:min-integer-digits="0"/>
      <number:text> </number:text>
      <style:map style:condition="value()&gt;0" style:apply-style-name="N181P0"/>
      <style:map style:condition="value()&lt;0" style:apply-style-name="N181P1"/>
    </number:number-style>
    <number:currency-style style:name="N182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82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82P0"/>
    </number:currency-style>
    <number:currency-style style:name="N18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3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3P0"/>
    </number:currency-style>
    <number:currency-style style:name="N18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84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84P0"/>
    </number:currency-style>
    <number:currency-style style:name="N18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85P0"/>
    </number:currency-style>
    <number:currency-style style:name="N18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6P0"/>
    </number:currency-style>
    <number:currency-style style:name="N18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7P0"/>
    </number:currency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</number:text>
    </number:number-style>
    <number:number-style style:name="N18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DM</number:text>
    </number:number-style>
    <number:number-style style:name="N19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DM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91P0"/>
    </number:number-style>
    <number:date-style style:name="N192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194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4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6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6P0"/>
    </number:currency-style>
    <number:currency-style style:name="N197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7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7P0"/>
    </number:currency-style>
    <number:currency-style style:name="N19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8P0"/>
    </number:currency-style>
    <number:currency-style style:name="N200P0" style:volatile="true">
      <number:currency-symbol number:language="en" number:country="AU">$</number:currency-symbol>
      <number:number number:decimal-places="2" number:min-integer-digits="1" number:decimal-replacement="--" number:grouping="true"/>
    </number:currency-style>
    <number:currency-style style:name="N200">
      <style:text-properties fo:color="#ff0000"/>
      <number:text>-</number:text>
      <number:currency-symbol number:language="en" number:country="AU">$</number:currency-symbol>
      <number:number number:decimal-places="2" number:min-integer-digits="1" number:decimal-replacement="--" number:grouping="true"/>
      <style:map style:condition="value()&gt;=0" style:apply-style-name="N200P0"/>
    </number:currency-style>
    <number:currency-style style:name="N202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2"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2P0"/>
    </number:currency-style>
    <number:currency-style style:name="N204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4"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4P0"/>
    </number:currency-style>
    <number:currency-style style:name="N205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5">
      <style:text-properties fo:color="#ff0000"/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5P0"/>
    </number:currency-style>
    <number:currency-style style:name="N206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6P0"/>
    </number:currency-style>
    <number:currency-style style:name="N208P0" style:volatile="true">
      <number:currency-symbol number:language="ms" number:country="MY">RM</number:currency-symbol>
      <number:number number:decimal-places="2" number:min-integer-digits="1" number:decimal-replacement="--" number:grouping="true"/>
    </number:currency-style>
    <number:currency-style style:name="N208">
      <style:text-properties fo:color="#ff0000"/>
      <number:text>-</number:text>
      <number:currency-symbol number:language="ms" number:country="MY">RM</number:currency-symbol>
      <number:number number:decimal-places="2" number:min-integer-digits="1" number:decimal-replacement="--" number:grouping="true"/>
      <style:map style:condition="value()&gt;=0" style:apply-style-name="N208P0"/>
    </number:currency-style>
    <number:date-style style:name="N212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currency-style style:name="N212P1" style:volatile="true">
      <number:currency-symbol/>
      <number:text>A$1:$C$5</number:text>
    </number:currency-style>
    <number:number-style style:name="N212P2" style:volatile="true">
      <number:text>3</number:text>
    </number:number-style>
    <number:text-style style:name="N212">
      <number:text>)))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14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date-style style:name="N214P1" style:volatile="true">
      <number:text>$</number:text>
      <number:month/>
      <number:text>$1:$O$4</number:text>
    </number:date-style>
    <number:number-style style:name="N214P2" style:volatile="true">
      <number:text>3</number:text>
    </number:number-style>
    <number:text-style style:name="N214">
      <number:text>)))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number:date-style style:name="N16108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4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4107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4107P0"/>
    </number:currency-style>
    <number:date-style style:name="N32106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40108" number:language="ja" number:country="JP">
      <number:day/>
      <number:text>/</number:text>
      <number:month/>
      <number:text>/</number:text>
      <number:year/>
    </number:date-style>
    <number:date-style style:name="N4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40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40111" number:language="ja" number:country="JP">
      <number:month/>
      <number:text>月</number:text>
      <number:day/>
      <number:text>日</number:text>
    </number:date-style>
    <number:date-style style:name="N40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40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Untitled1" style:family="table-cell" style:parent-style-name="Default">
      <style:table-cell-properties fo:background-color="#99ff99"/>
    </style:style>
    <style:style style:name="Untitled2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2021-10-17</text:date>, <text:time>20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creations</meta:initial-creator>
    <meta:creation-date>2021-09-20T04:56:11.80</meta:creation-date>
    <meta:generator>OpenOffice/4.1.5$Win32 OpenOffice.org_project/415m1$Build-9789</meta:generator>
    <dc:date>2021-10-17T20:08:17.25</dc:date>
    <dc:creator>austin creations</dc:creator>
    <meta:editing-duration>P1DT20H45M14S</meta:editing-duration>
    <meta:editing-cycles>28</meta:editing-cycles>
    <meta:document-statistic meta:table-count="3" meta:cell-count="345" meta:object-count="0"/>
  </office:meta>
</office:document-meta>
</file>